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point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ACC.182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3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3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3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3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4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185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4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4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4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4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4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5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6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6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6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7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CC.208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2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2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3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4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4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4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4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184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4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5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6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6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7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b.208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78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_control</text:p>
          </table:table-cell>
        </table:table-row>
        <table:table-row table:style-name="ro1">
          <table:table-cell office:value-type="string" calcext:value-type="string">
            <text:p>Ins.178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_control</text:p>
          </table:table-cell>
        </table:table-row>
        <table:table-row table:style-name="ro1">
          <table:table-cell office:value-type="string" calcext:value-type="string">
            <text:p>Ins.182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3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3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3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3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3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4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5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185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4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5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5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5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5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6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6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6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7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Ins.208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2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3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3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3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37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3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7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4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5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185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4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5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5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5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5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5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6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6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6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7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Nac.208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1:07:27.953649979</meta:creation-date>
    <meta:generator>LibreOffice/7.3.7.2$Linux_X86_64 LibreOffice_project/30$Build-2</meta:generator>
    <dc:date>2026-01-26T14:43:18.182101368</dc:date>
    <meta:editing-duration>PT2M51S</meta:editing-duration>
    <meta:editing-cycles>3</meta:editing-cycles>
    <meta:document-statistic meta:table-count="1" meta:cell-count="830" meta:object-count="0"/>
  </office:meta>
</office:document-meta>
</file>